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office:automatic-styles>
  <office:body>
    <office:text text:use-soft-page-breaks="true">
      <text:p text:style-name="P1">Trame Présentation Orale :</text:p>
      <text:p text:style-name="Normal"/>
      <text:p text:style-name="Normal">Présentation ( 1ere diapositive) : Bienvenue et Pitch :</text:p>
      <text:p text:style-name="Normal">Bienvenue…</text:p>
      <text:p text:style-name="Normal">Le but du Projet Web était de faire un site vitrine en HTML et CSS du le thème de notre choix. Notre groupe avait choisis de faire un site de photo mais après un certain temps nous avons décidé de nous tourner vers un autre thème qui nous intéressait tous les deux. Nous avons donc réalisé un site automobile.</text:p>
      <text:p text:style-name="P2">CountryCars est un site qui vous offre une expérience unique pour découvrir les voitures des différents pays. Nous avons sélectionné pour vous les 3 meilleures voitures de 3 pays différents, pour vous permettre de découvrir les spécificités de chaque marque. Notre site est là pour vous aider à mieux vous connaître en matière de voitures, et pour vous donner les informations nécessaires pour faire le meilleur choix. Rejoignez CountryCars dès maintenant et découvrez les voitures les plus populaires des différents pays.</text:p>
      <text:p text:style-name="P3"/>
      <text:p text:style-name="Normal">Sommaire (2éme diapositive) : Présentation du sommaire</text:p>
      <text:p text:style-name="Normal">VOIR DIAPO</text:p>
      <text:p text:style-name="Normal"/>
      <text:p text:style-name="Normal">Explications (3<text:s/>et 4éme diapositive) : Explications du système de présentation des voitures</text:p>
      <text:p text:style-name="Normal">Ce projet a été réalisé par Theo et Hugo, nous sommes tous les deux étudiants en Bachelor 1 Informatique a Ynov. Le but de ce site est de faire en sorte que des passionnés de voitures ou même encore des gens n’y connaissant rien puisse en apprendre plus sur l’univers de la voiture.</text:p>
      <text:p text:style-name="Normal">Ce site est donc fait en 2 parties, l’utilisateur accèdera dans un premier temps a une page d’accueil sur laquelle, il comprendra le but du site mais aussi où il pourra se renseigner sur 3 voitures de 3 pays différents, donc le Japon, l’Allemagne et l’Italie. Une fois arrivé sur le la page d’une voiture, il aura d’une part une petite histoire sur la voiture et d’une autre part les caractéristiques de la voiture.</text:p>
      <text:p text:style-name="Normal"/>
      <text:p text:style-name="Normal">Charte Graphique(5éme diapositive) :</text:p>
      <text:p text:style-name="Normal">Voir diapo</text:p>
      <text:p text:style-name="Normal"/>
      <text:p text:style-name="Normal">Gestion du Projet(6eme diapositive) :</text:p>
      <text:p text:style-name="Normal">Voir diapo</text:p>
      <text:p text:style-name="Normal"/>
      <text:p text:style-name="Normal">Conclusion(7eme diapositive) :</text:p>
      <text:p text:style-name="Normal">Voir diapo</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RRIGUES Hugo</meta:initial-creator>
    <dc:creator>GARRIGUES Hugo</dc:creator>
    <meta:creation-date>2023-02-12T12:06:00Z</meta:creation-date>
    <dc:date>2023-02-12T14:15:00Z</dc:date>
    <meta:template xlink:href="Normal.dotm" xlink:type="simple"/>
    <meta:editing-cycles>2</meta:editing-cycles>
    <meta:editing-duration>PT6480S</meta:editing-duration>
    <meta:document-statistic meta:page-count="2" meta:paragraph-count="3" meta:word-count="297" meta:character-count="1928" meta:row-count="13" meta:non-whitespace-character-count="1634"/>
  </office:meta>
</office:document-meta>
</file>